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124" calcext:value-type="float">
            <text:p>70.8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4664" calcext:value-type="float">
            <text:p>70.8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6856" calcext:value-type="float">
            <text:p>70.8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2576" calcext:value-type="float">
            <text:p>70.9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3328" calcext:value-type="float">
            <text:p>70.8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6168" calcext:value-type="float">
            <text:p>70.6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9968" calcext:value-type="float">
            <text:p>70.6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8528" calcext:value-type="float">
            <text:p>70.5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2056" calcext:value-type="float">
            <text:p>70.5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2848" calcext:value-type="float">
            <text:p>70.7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5688" calcext:value-type="float">
            <text:p>70.6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972" calcext:value-type="float">
            <text:p>70.1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3" calcext:value-type="float">
            <text:p>69.7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8616" calcext:value-type="float">
            <text:p>69.6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2312" calcext:value-type="float">
            <text:p>69.5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0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6424" calcext:value-type="float">
            <text:p>69.6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5592" calcext:value-type="float">
            <text:p>69.1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0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9536" calcext:value-type="float">
            <text:p>69.4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0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4024" calcext:value-type="float">
            <text:p>69.5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0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5464" calcext:value-type="float">
            <text:p>69.6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776" calcext:value-type="float">
            <text:p>69.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4128" calcext:value-type="float">
            <text:p>69.6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9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9056" calcext:value-type="float">
            <text:p>69.4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444" calcext:value-type="float">
            <text:p>69.8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4528" calcext:value-type="float">
            <text:p>68.9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9456" calcext:value-type="float">
            <text:p>68.7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9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1168" calcext:value-type="float">
            <text:p>68.7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9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4216" calcext:value-type="float">
            <text:p>68.7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62" calcext:value-type="float">
            <text:p>68.6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8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1712" calcext:value-type="float">
            <text:p>68.5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8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1568" calcext:value-type="float">
            <text:p>68.1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8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996" calcext:value-type="float">
            <text:p>68.2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8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1504" calcext:value-type="float">
            <text:p>68.4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4344" calcext:value-type="float">
            <text:p>68.2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97248" calcext:value-type="float">
            <text:p>67.8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0152" calcext:value-type="float">
            <text:p>67.5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9048" calcext:value-type="float">
            <text:p>67.0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7776" calcext:value-type="float">
            <text:p>66.7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78" calcext:value-type="float">
            <text:p>66.2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78" calcext:value-type="float">
            <text:p>66.2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7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8744" calcext:value-type="float">
            <text:p>65.3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4488" calcext:value-type="float">
            <text:p>64.8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0632" calcext:value-type="float">
            <text:p>63.7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5856" calcext:value-type="float">
            <text:p>62.8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7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9824" calcext:value-type="float">
            <text:p>62.5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4152" calcext:value-type="float">
            <text:p>61.4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8352" calcext:value-type="float">
            <text:p>60.7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7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256" calcext:value-type="float">
            <text:p>60.3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828" calcext:value-type="float">
            <text:p>58.6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6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7576" calcext:value-type="float">
            <text:p>57.5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6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6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3512" calcext:value-type="float">
            <text:p>52.4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6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7976" calcext:value-type="float">
            <text:p>49.3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6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6701</text:p>
          </table:table-cell>
          <table:table-cell office:value-type="string" calcext:value-type="string">
            <text:p>Whiteley Quad</text:p>
          </table:table-cell>
          <table:table-cell office:value-type="string" calcext:value-type="string">
            <text:p>196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